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break-before="page"/>
    </style:style>
    <style:style style:name="P9" style:family="paragraph" style:parent-style-name="Standard">
      <style:text-properties officeooo:rsid="00209691" officeooo:paragraph-rsid="0024ee25"/>
    </style:style>
    <style:style style:name="P10" style:family="paragraph" style:parent-style-name="Standard">
      <style:text-properties officeooo:rsid="00224c22" officeooo:paragraph-rsid="00224c22"/>
    </style:style>
    <style:style style:name="P11" style:family="paragraph" style:parent-style-name="Standard">
      <style:text-properties officeooo:paragraph-rsid="001ec327"/>
    </style:style>
    <style:style style:name="P12" style:family="paragraph" style:parent-style-name="Standard">
      <style:text-properties officeooo:rsid="001ec327"/>
    </style:style>
    <style:style style:name="P13" style:family="paragraph" style:parent-style-name="Standard">
      <style:text-properties officeooo:rsid="002a7a4a" officeooo:paragraph-rsid="002a7a4a"/>
    </style:style>
    <style:style style:name="P14" style:family="paragraph" style:parent-style-name="Standard">
      <style:text-properties officeooo:paragraph-rsid="0026816c"/>
    </style:style>
    <style:style style:name="P15" style:family="paragraph" style:parent-style-name="Standard">
      <style:text-properties officeooo:rsid="002f3b86" officeooo:paragraph-rsid="002f3b86"/>
    </style:style>
    <style:style style:name="P16" style:family="paragraph" style:parent-style-name="Standard">
      <style:text-properties officeooo:rsid="0032b9d3" officeooo:paragraph-rsid="0032b9d3"/>
    </style:style>
    <style:style style:name="P17" style:family="paragraph" style:parent-style-name="Standard">
      <style:text-properties officeooo:rsid="002671fd" officeooo:paragraph-rsid="0024ee25"/>
    </style:style>
    <style:style style:name="P18" style:family="paragraph" style:parent-style-name="Standard">
      <style:text-properties officeooo:rsid="003780d6" officeooo:paragraph-rsid="003780d6"/>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Heading_20_3">
      <style:text-properties officeooo:rsid="0056e4a1" officeooo:paragraph-rsid="0056e4a1"/>
    </style:style>
    <style:style style:name="P24" style:family="paragraph" style:parent-style-name="Heading_20_3">
      <style:text-properties officeooo:rsid="00650599" officeooo:paragraph-rsid="00650599"/>
    </style:style>
    <style:style style:name="P25" style:family="paragraph" style:parent-style-name="Standard" style:list-style-name="L1"/>
    <style:style style:name="P26" style:family="paragraph" style:parent-style-name="Standard" style:list-style-name="L1">
      <style:text-properties officeooo:paragraph-rsid="00359f06"/>
    </style:style>
    <style:style style:name="P27" style:family="paragraph" style:parent-style-name="Standard" style:list-style-name="L1">
      <style:text-properties officeooo:paragraph-rsid="004edcc4"/>
    </style:style>
    <style:style style:name="P28" style:family="paragraph" style:parent-style-name="Standard" style:list-style-name="L1">
      <style:text-properties officeooo:rsid="00359f06" officeooo:paragraph-rsid="00359f06"/>
    </style:style>
    <style:style style:name="P29" style:family="paragraph" style:parent-style-name="Standard" style:list-style-name="L1">
      <style:text-properties officeooo:rsid="003ea9f5" officeooo:paragraph-rsid="0045a702"/>
    </style:style>
    <style:style style:name="P30" style:family="paragraph" style:parent-style-name="Standard" style:list-style-name="L1">
      <style:text-properties officeooo:rsid="003780d6" officeooo:paragraph-rsid="003780d6"/>
    </style:style>
    <style:style style:name="P31"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32"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33"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34" style:family="paragraph" style:parent-style-name="Standard" style:list-style-name="L2"/>
    <style:style style:name="P35" style:family="paragraph" style:parent-style-name="Standard" style:list-style-name="L2">
      <style:text-properties officeooo:paragraph-rsid="00246880"/>
    </style:style>
    <style:style style:name="P36" style:family="paragraph" style:parent-style-name="Standard" style:list-style-name="L2">
      <style:text-properties officeooo:rsid="00226145" officeooo:paragraph-rsid="00226145"/>
    </style:style>
    <style:style style:name="P37" style:family="paragraph" style:parent-style-name="Standard" style:list-style-name="L2">
      <style:text-properties officeooo:rsid="00241995" officeooo:paragraph-rsid="0047cbae"/>
    </style:style>
    <style:style style:name="P38" style:family="paragraph" style:parent-style-name="Standard" style:list-style-name="L2">
      <style:text-properties officeooo:rsid="003b50e9" officeooo:paragraph-rsid="003b50e9"/>
    </style:style>
    <style:style style:name="P39" style:family="paragraph" style:parent-style-name="Standard" style:list-style-name="L3">
      <style:text-properties officeooo:rsid="00209691" officeooo:paragraph-rsid="0024ee25"/>
    </style:style>
    <style:style style:name="P40" style:family="paragraph" style:parent-style-name="Standard" style:list-style-name="L3">
      <style:text-properties officeooo:rsid="00209691" officeooo:paragraph-rsid="002671fd"/>
    </style:style>
    <style:style style:name="P41"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42" style:family="paragraph" style:parent-style-name="Standard" style:list-style-name="L4"/>
    <style:style style:name="P43" style:family="paragraph" style:parent-style-name="Standard" style:list-style-name="L4">
      <style:text-properties officeooo:paragraph-rsid="00508788"/>
    </style:style>
    <style:style style:name="P44" style:family="paragraph" style:parent-style-name="Standard">
      <style:text-properties officeooo:rsid="00508788" officeooo:paragraph-rsid="00508788"/>
    </style:style>
    <style:style style:name="P45" style:family="paragraph" style:parent-style-name="Standard">
      <style:paragraph-properties fo:margin-left="0.5in" fo:margin-right="0in" fo:text-indent="0in" style:auto-text-indent="false"/>
      <style:text-properties officeooo:rsid="00508788" officeooo:paragraph-rsid="00508788"/>
    </style:style>
    <style:style style:name="P46" style:family="paragraph" style:parent-style-name="Standard">
      <style:text-properties officeooo:paragraph-rsid="00508788"/>
    </style:style>
    <style:style style:name="P47" style:family="paragraph" style:parent-style-name="Standard">
      <style:paragraph-properties fo:margin-left="1in" fo:margin-right="0in" fo:text-indent="0in" style:auto-text-indent="false"/>
      <style:text-properties officeooo:paragraph-rsid="00508788"/>
    </style:style>
    <style:style style:name="P48" style:family="paragraph" style:parent-style-name="Standard">
      <style:text-properties officeooo:paragraph-rsid="00359f06"/>
    </style:style>
    <style:style style:name="P49" style:family="paragraph" style:parent-style-name="Standard">
      <style:text-properties officeooo:rsid="0051acfc" officeooo:paragraph-rsid="0051acfc"/>
    </style:style>
    <style:style style:name="P50" style:family="paragraph" style:parent-style-name="Standard">
      <style:text-properties officeooo:rsid="00534049" officeooo:paragraph-rsid="00534049"/>
    </style:style>
    <style:style style:name="P51" style:family="paragraph" style:parent-style-name="Standard">
      <style:paragraph-properties fo:margin-left="0.5in" fo:margin-right="0in" fo:text-indent="0in" style:auto-text-indent="false"/>
      <style:text-properties officeooo:rsid="00534049" officeooo:paragraph-rsid="00534049"/>
    </style:style>
    <style:style style:name="P52" style:family="paragraph" style:parent-style-name="Standard">
      <style:text-properties officeooo:rsid="00550bce" officeooo:paragraph-rsid="00550bce"/>
    </style:style>
    <style:style style:name="P53" style:family="paragraph" style:parent-style-name="Standard">
      <style:text-properties officeooo:rsid="0056e4a1" officeooo:paragraph-rsid="0056e4a1"/>
    </style:style>
    <style:style style:name="P54" style:family="paragraph" style:parent-style-name="Standard">
      <style:text-properties officeooo:rsid="00588cf3" officeooo:paragraph-rsid="00588cf3"/>
    </style:style>
    <style:style style:name="P55" style:family="paragraph" style:parent-style-name="Standard">
      <style:text-properties officeooo:rsid="0059cda1" officeooo:paragraph-rsid="0059cda1"/>
    </style:style>
    <style:style style:name="P56" style:family="paragraph" style:parent-style-name="Standard">
      <style:paragraph-properties fo:margin-left="0.5in" fo:margin-right="0in" fo:text-indent="0in" style:auto-text-indent="false"/>
      <style:text-properties officeooo:rsid="005d6ca5" officeooo:paragraph-rsid="00650599"/>
    </style:style>
    <style:style style:name="P57" style:family="paragraph" style:parent-style-name="Standard">
      <style:text-properties officeooo:rsid="002f3b86" officeooo:paragraph-rsid="002f3b86"/>
    </style:style>
    <style:style style:name="P58" style:family="paragraph" style:parent-style-name="Standard">
      <style:text-properties officeooo:rsid="00602597" officeooo:paragraph-rsid="00602597"/>
    </style:style>
    <style:style style:name="P59" style:family="paragraph" style:parent-style-name="Standard">
      <style:paragraph-properties fo:margin-left="0.5in" fo:margin-right="0in" fo:text-indent="0in" style:auto-text-indent="false"/>
      <style:text-properties officeooo:rsid="0063f858" officeooo:paragraph-rsid="0063f858"/>
    </style:style>
    <style:style style:name="P60" style:family="paragraph" style:parent-style-name="Standard">
      <style:text-properties officeooo:rsid="00659a2f" officeooo:paragraph-rsid="00659a2f"/>
    </style:style>
    <style:style style:name="P6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62" style:family="paragraph">
      <style:paragraph-properties style:writing-mode="lr-tb"/>
      <style:text-properties style:font-name="Times New Roman" fo:font-size="1pt" style:font-name-asian="Times New Roman" style:font-name-complex="Times New Roman"/>
    </style:style>
    <style:style style:name="P6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33650"/>
    </style:style>
    <style:style style:name="T2" style:family="text">
      <style:text-properties officeooo:rsid="001db2c4"/>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3a3d16" style:font-size-asian="8pt" style:font-size-complex="8pt"/>
    </style:style>
    <style:style style:name="T6" style:family="text">
      <style:text-properties fo:font-size="8pt" officeooo:rsid="002091d6" style:font-size-asian="8pt" style:font-size-complex="8pt"/>
    </style:style>
    <style:style style:name="T7" style:family="text">
      <style:text-properties fo:font-size="8pt" officeooo:rsid="001db2c4" style:font-size-asian="8pt" style:font-size-complex="8pt"/>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24" style:family="text">
      <style:text-properties officeooo:rsid="001ec327"/>
    </style:style>
    <style:style style:name="T25" style:family="text">
      <style:text-properties officeooo:rsid="001f3ded"/>
    </style:style>
    <style:style style:name="T26" style:family="text">
      <style:text-properties officeooo:rsid="00224c22"/>
    </style:style>
    <style:style style:name="T27" style:family="text">
      <style:text-properties officeooo:rsid="002428fb"/>
    </style:style>
    <style:style style:name="T28" style:family="text">
      <style:text-properties officeooo:rsid="00246880"/>
    </style:style>
    <style:style style:name="T29" style:family="text">
      <style:text-properties officeooo:rsid="0024ee25"/>
    </style:style>
    <style:style style:name="T30" style:family="text">
      <style:text-properties officeooo:rsid="0027fa2c"/>
    </style:style>
    <style:style style:name="T31" style:family="text">
      <style:text-properties officeooo:rsid="0026816c"/>
    </style:style>
    <style:style style:name="T32" style:family="text">
      <style:text-properties officeooo:rsid="0033cc9b"/>
    </style:style>
    <style:style style:name="T33" style:family="text">
      <style:text-properties officeooo:rsid="0035861a"/>
    </style:style>
    <style:style style:name="T34" style:family="text">
      <style:text-properties officeooo:rsid="00361bdf"/>
    </style:style>
    <style:style style:name="T35" style:family="text">
      <style:text-properties officeooo:rsid="003740db"/>
    </style:style>
    <style:style style:name="T36" style:family="text">
      <style:text-properties officeooo:rsid="003780d6"/>
    </style:style>
    <style:style style:name="T37" style:family="text">
      <style:text-properties officeooo:rsid="003dd233"/>
    </style:style>
    <style:style style:name="T38" style:family="text">
      <style:text-properties officeooo:rsid="003f4429"/>
    </style:style>
    <style:style style:name="T39" style:family="text">
      <style:text-properties officeooo:rsid="00420961"/>
    </style:style>
    <style:style style:name="T40" style:family="text">
      <style:text-properties officeooo:rsid="0043e139"/>
    </style:style>
    <style:style style:name="T41" style:family="text">
      <style:text-properties officeooo:rsid="0045a702"/>
    </style:style>
    <style:style style:name="T42" style:family="text">
      <style:text-properties officeooo:rsid="004e56ac"/>
    </style:style>
    <style:style style:name="T43" style:family="text">
      <style:text-properties officeooo:rsid="00508788"/>
    </style:style>
    <style:style style:name="T44" style:family="text">
      <style:text-properties style:text-underline-style="solid" style:text-underline-width="auto" style:text-underline-color="font-color"/>
    </style:style>
    <style:style style:name="T45" style:family="text">
      <style:text-properties officeooo:rsid="00512317"/>
    </style:style>
    <style:style style:name="T46" style:family="text">
      <style:text-properties officeooo:rsid="0051acfc"/>
    </style:style>
    <style:style style:name="T47" style:family="text">
      <style:text-properties officeooo:rsid="00534049"/>
    </style:style>
    <style:style style:name="T48" style:family="text">
      <style:text-properties officeooo:rsid="00550bce"/>
    </style:style>
    <style:style style:name="T49" style:family="text">
      <style:text-properties officeooo:rsid="00561cbc"/>
    </style:style>
    <style:style style:name="T50" style:family="text">
      <style:text-properties officeooo:rsid="00588cf3"/>
    </style:style>
    <style:style style:name="T51" style:family="text">
      <style:text-properties officeooo:rsid="0059cda1"/>
    </style:style>
    <style:style style:name="T52" style:family="text">
      <style:text-properties officeooo:rsid="005a4a12"/>
    </style:style>
    <style:style style:name="T53" style:family="text">
      <style:text-properties officeooo:rsid="005c3f52"/>
    </style:style>
    <style:style style:name="T54" style:family="text">
      <style:text-properties officeooo:rsid="005d0b58"/>
    </style:style>
    <style:style style:name="T55" style:family="text">
      <style:text-properties officeooo:rsid="005f2f94"/>
    </style:style>
    <style:style style:name="T56" style:family="text">
      <style:text-properties officeooo:rsid="0061fd94"/>
    </style:style>
    <style:style style:name="T57" style:family="text">
      <style:text-properties officeooo:rsid="0063f858"/>
    </style:style>
    <style:style style:name="T58" style:family="text">
      <style:text-properties officeooo:rsid="00650599"/>
    </style:style>
    <style:style style:name="T59" style:family="text">
      <style:text-properties officeooo:rsid="00659a2f"/>
    </style:style>
    <style:style style:name="T60" style:family="text">
      <style:text-properties officeooo:rsid="0065d8ac"/>
    </style:style>
    <style:style style:name="T61" style:family="text">
      <style:text-properties officeooo:rsid="00677ef8"/>
    </style:style>
    <style:style style:name="T62" style:family="text">
      <style:text-properties officeooo:rsid="00694762"/>
    </style:style>
    <style:style style:name="T63" style:family="text">
      <style:text-properties officeooo:rsid="006a3686"/>
    </style:style>
    <style:style style:name="T64" style:family="text">
      <style:text-properties officeooo:rsid="006a90ff"/>
    </style:style>
    <style:style style:name="T6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7960176" text:id="ct105553167960176">
          <text:deletion>
            <office:change-info>
              <dc:creator>Bob Jacobsen</dc:creator>
              <dc:date>2023-10-18T10:33:47</dc:date>
            </office:change-info>
            <text:p text:style-name="P48"><text:span text:style-name="T35">before it</text:span></text:p>
          </text:deletion>
        </text:changed-region>
        <text:changed-region xml:id="ct105553167941872" text:id="ct105553167941872">
          <text:insertion>
            <office:change-info>
              <dc:creator>Bob Jacobsen</dc:creator>
              <dc:date>2023-10-18T10:33:47</dc:date>
            </office:change-info>
          </text:insertion>
        </text:changed-region>
        <text:changed-region xml:id="ct105553168110032" text:id="ct105553168110032">
          <text:insertion>
            <office:change-info>
              <dc:creator>Bob Jacobsen</dc:creator>
              <dc:date>2023-10-18T10:34:08</dc:date>
            </office:change-info>
          </text:insertion>
        </text:changed-region>
        <text:changed-region xml:id="ct105553168112672" text:id="ct105553168112672">
          <text:deletion>
            <office:change-info>
              <dc:creator>Bob Jacobsen</dc:creator>
              <dc:date>2023-10-18T10:34:22</dc:date>
            </office:change-info>
            <text:list xml:id="list1495231274" text:style-name="L1">
              <text:list-item>
                <text:p text:style-name="P25"/>
              </text:list-item>
              <text:list-item>
                <text:p text:style-name="P25">A train exits a current-detected block. A detector recognizes this, and reports that interaction on the OpenLCB bus.</text:p>
              </text:list-item>
            </text:list>
            <text:p text:style-name="P41">A train enters a current detected block. A detector recognizes this, and attempts unsuccessfully to query the decoder for its address. <text:s/>The detector emits a report without decoder address information.</text:p>
          </text:deletion>
        </text:changed-region>
        <text:changed-region xml:id="ct105553168113632" text:id="ct105553168113632">
          <text:deletion>
            <office:change-info>
              <dc:creator>Bob Jacobsen</dc:creator>
              <dc:date>2023-10-18T10:35:04</dc:date>
            </office:change-info>
            <text:p text:style-name="Standard">-</text:p>
          </text:deletion>
        </text:changed-region>
        <text:changed-region xml:id="ct105553168113872" text:id="ct105553168113872">
          <text:insertion>
            <office:change-info>
              <dc:creator>Bob Jacobsen</dc:creator>
              <dc:date>2023-10-18T10:35:05</dc:date>
            </office:change-info>
          </text:insertion>
        </text:changed-region>
        <text:changed-region xml:id="ct105553168144240" text:id="ct105553168144240">
          <text:insertion>
            <office:change-info>
              <dc:creator>Bob Jacobsen</dc:creator>
              <dc:date>2023-10-18T17:36:09</dc:date>
            </office:change-info>
          </text:insertion>
        </text:changed-region>
        <text:changed-region xml:id="ct105553168652384" text:id="ct105553168652384">
          <text:insertion>
            <office:change-info>
              <dc:creator>Bob Jacobsen</dc:creator>
              <dc:date>2023-10-18T17:37:10</dc:date>
            </office:change-info>
          </text:insertion>
        </text:changed-region>
        <text:changed-region xml:id="ct105553168582768" text:id="ct105553168582768">
          <text:insertion>
            <office:change-info>
              <dc:creator>Bob Jacobsen</dc:creator>
              <dc:date>2023-10-18T17:38:51</dc:date>
            </office:change-info>
          </text:insertion>
        </text:changed-region>
        <text:changed-region xml:id="ct105553168598432" text:id="ct105553168598432">
          <text:insertion>
            <office:change-info>
              <dc:creator>Bob Jacobsen</dc:creator>
              <dc:date>2023-10-18T17:39:59</dc:date>
            </office:change-info>
          </text:insertion>
        </text:changed-region>
        <text:changed-region xml:id="ct105553167998464" text:id="ct105553167998464">
          <text:insertion>
            <office:change-info>
              <dc:creator>Bob Jacobsen</dc:creator>
              <dc:date>2023-10-18T16:56:26</dc:date>
            </office:change-info>
          </text:insertion>
        </text:changed-region>
        <text:changed-region xml:id="ct105553168519392" text:id="ct105553168519392">
          <text:insertion>
            <office:change-info>
              <dc:creator>Bob Jacobsen</dc:creator>
              <dc:date>2023-10-18T17:07:43</dc:date>
            </office:change-info>
          </text:insertion>
        </text:changed-region>
        <text:changed-region xml:id="ct105553168577424" text:id="ct105553168577424">
          <text:insertion>
            <office:change-info>
              <dc:creator>Bob Jacobsen</dc:creator>
              <dc:date>2023-10-18T17:08:46</dc:date>
            </office:change-info>
          </text:insertion>
        </text:changed-region>
        <text:changed-region xml:id="ct105553168517472" text:id="ct105553168517472">
          <text:insertion>
            <office:change-info>
              <dc:creator>Bob Jacobsen</dc:creator>
              <dc:date>2023-10-18T17:09:49</dc:date>
            </office:change-info>
          </text:insertion>
        </text:changed-region>
        <text:changed-region xml:id="ct105553168600592" text:id="ct105553168600592">
          <text:insertion>
            <office:change-info>
              <dc:creator>Bob Jacobsen</dc:creator>
              <dc:date>2023-10-18T17:53:50</dc:date>
            </office:change-info>
          </text:insertion>
        </text:changed-region>
        <text:changed-region xml:id="ct105553168142080" text:id="ct105553168142080">
          <text:insertion>
            <office:change-info>
              <dc:creator>Bob Jacobsen</dc:creator>
              <dc:date>2023-10-18T17:10:55</dc:date>
            </office:change-info>
          </text:insertion>
        </text:changed-region>
        <text:changed-region xml:id="ct105553168142560" text:id="ct105553168142560">
          <text:insertion>
            <office:change-info>
              <dc:creator>Bob Jacobsen</dc:creator>
              <dc:date>2023-10-18T17:13:01</dc:date>
            </office:change-info>
          </text:insertion>
        </text:changed-region>
        <text:changed-region xml:id="ct105553168517712" text:id="ct105553168517712">
          <text:insertion>
            <office:change-info>
              <dc:creator>Bob Jacobsen</dc:creator>
              <dc:date>2023-10-18T17:26:10</dc:date>
            </office:change-info>
          </text:insertion>
        </text:changed-region>
        <text:changed-region xml:id="ct105553168650464" text:id="ct105553168650464">
          <text:insertion>
            <office:change-info>
              <dc:creator>Bob Jacobsen</dc:creator>
              <dc:date>2023-10-18T16:58:01</dc:date>
            </office:change-info>
          </text:insertion>
        </text:changed-region>
        <text:changed-region xml:id="ct105553168644880" text:id="ct105553168644880">
          <text:insertion>
            <office:change-info>
              <dc:creator>Bob Jacobsen</dc:creator>
              <dc:date>2023-10-18T17:36:02</dc:date>
            </office:change-info>
          </text:insertion>
        </text:changed-region>
        <text:changed-region xml:id="ct105553168447312" text:id="ct105553168447312">
          <text:insertion>
            <office:change-info>
              <dc:creator>Bob Jacobsen</dc:creator>
              <dc:date>2023-10-18T17:50:37</dc:date>
            </office:change-info>
          </text:insertion>
        </text:changed-region>
        <text:changed-region xml:id="ct105553168142320" text:id="ct105553168142320">
          <text:insertion>
            <office:change-info>
              <dc:creator>Bob Jacobsen</dc:creator>
              <dc:date>2023-10-18T17:52:10</dc:date>
            </office:change-info>
          </text:insertion>
        </text:changed-region>
        <text:changed-region xml:id="ct105553168684912" text:id="ct105553168684912">
          <text:insertion>
            <office:change-info>
              <dc:creator>Bob Jacobsen</dc:creator>
              <dc:date>2023-10-18T16:58:09</dc:date>
            </office:change-info>
          </text:insertion>
        </text:changed-region>
        <text:changed-region xml:id="ct105553168660784" text:id="ct105553168660784">
          <text:UnknownChange>
            <office:change-info>
              <dc:creator>Bob Jacobsen</dc:creator>
              <dc:date>2023-10-18T17:27:31</dc:date>
            </office:change-info>
          </text:UnknownChange>
        </text:changed-region>
        <text:changed-region xml:id="ct105553168592608" text:id="ct105553168592608">
          <text:insertion>
            <office:change-info>
              <dc:creator>Bob Jacobsen</dc:creator>
              <dc:date>2023-10-18T17:57:11</dc:date>
            </office:change-info>
          </text:insertion>
        </text:changed-region>
        <text:changed-region xml:id="ct105553168581808" text:id="ct105553168581808">
          <text:insertion>
            <office:change-info>
              <dc:creator>Bob Jacobsen</dc:creator>
              <dc:date>2023-10-18T16:58:09</dc:date>
            </office:change-info>
          </text:insertion>
        </text:changed-region>
        <text:changed-region xml:id="ct105553168650704" text:id="ct105553168650704">
          <text:insertion>
            <office:change-info>
              <dc:creator>Bob Jacobsen</dc:creator>
              <dc:date>2023-10-18T17:28:56</dc:date>
            </office:change-info>
          </text:insertion>
        </text:changed-region>
        <text:changed-region xml:id="ct105553168597952" text:id="ct105553168597952">
          <text:insertion>
            <office:change-info>
              <dc:creator>Bob Jacobsen</dc:creator>
              <dc:date>2023-10-18T16:58:09</dc:date>
            </office:change-info>
          </text:insertion>
        </text:changed-region>
        <text:changed-region xml:id="ct105553168682992" text:id="ct105553168682992">
          <text:deletion>
            <office:change-info>
              <dc:creator>Bob Jacobsen</dc:creator>
              <dc:date>2023-10-18T18:01:46</dc:date>
            </office:change-info>
            <text:p text:style-name="P45">reader</text:p>
          </text:deletion>
        </text:changed-region>
        <text:changed-region xml:id="ct105553168684192" text:id="ct105553168684192">
          <text:insertion>
            <office:change-info>
              <dc:creator>Bob Jacobsen</dc:creator>
              <dc:date>2023-10-18T18:01:46</dc:date>
            </office:change-info>
          </text:insertion>
        </text:changed-region>
        <text:changed-region xml:id="ct105553168472400" text:id="ct105553168472400">
          <text:insertion>
            <office:change-info>
              <dc:creator>Bob Jacobsen</dc:creator>
              <dc:date>2023-10-18T18:01:49</dc:date>
            </office:change-info>
          </text:insertion>
        </text:changed-region>
        <text:changed-region xml:id="ct105553168480800" text:id="ct105553168480800">
          <text:insertion>
            <office:change-info>
              <dc:creator>Bob Jacobsen</dc:creator>
              <dc:date>2023-10-18T16:58:09</dc:date>
            </office:change-info>
          </text:insertion>
        </text:changed-region>
        <text:changed-region xml:id="ct105553168141360" text:id="ct105553168141360">
          <text:insertion>
            <office:change-info>
              <dc:creator>Bob Jacobsen</dc:creator>
              <dc:date>2023-10-18T17:01:58</dc:date>
            </office:change-info>
          </text:insertion>
        </text:changed-region>
        <text:changed-region xml:id="ct105553168499168" text:id="ct105553168499168">
          <text:insertion>
            <office:change-info>
              <dc:creator>Bob Jacobsen</dc:creator>
              <dc:date>2023-10-18T17:49:28</dc:date>
            </office:change-info>
          </text:insertion>
        </text:changed-region>
        <text:changed-region xml:id="ct105553168640560" text:id="ct105553168640560">
          <text:deletion>
            <office:change-info>
              <dc:creator>Bob Jacobsen</dc:creator>
              <dc:date>2023-10-18T17:49:25</dc:date>
            </office:change-info>
            <text:p text:style-name="P15"><text:span text:style-name="T8">s</text:span></text:p>
          </text:deletion>
        </text:changed-region>
        <text:changed-region xml:id="ct105553168597712" text:id="ct105553168597712">
          <text:insertion>
            <office:change-info>
              <dc:creator>Bob Jacobsen</dc:creator>
              <dc:date>2023-10-18T17:49:32</dc:date>
            </office:change-info>
          </text:insertion>
        </text:changed-region>
        <text:changed-region xml:id="ct105553168599392" text:id="ct105553168599392">
          <text:insertion>
            <office:change-info>
              <dc:creator>Bob Jacobsen</dc:creator>
              <dc:date>2023-10-18T17:49:39</dc:date>
            </office:change-info>
          </text:insertion>
        </text:changed-region>
        <text:changed-region xml:id="ct105553168528512" text:id="ct105553168528512">
          <text:deletion>
            <office:change-info>
              <dc:creator>Bob Jacobsen</dc:creator>
              <dc:date>2023-10-18T17:49:39</dc:date>
            </office:change-info>
            <text:p text:style-name="P15"><text:span text:style-name="T13">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__RefHeading___Toc350_3301739189"/>Introduction<text:bookmark-end text:name="__RefHeading___Toc350_3301739189"/></text:h>
      <text:p text:style-name="Standard">A Working Note is an intermediate step in <text:span text:style-name="T8">the</text:span> documentation process. <text:s/>It gathers together the content from various informal development <text:span text:style-name="T8">documents</text:span>, discussions, etc into a single place. <text:s/>One or more Working Notes form the basic for the next step, which is one or more Standard/TechNote pairs.</text:p>
      <text:p text:style-name="P10">This working note is the start of effort toward a general location service protocol <text:span text:style-name="T8">which can be used by e.g. RFID and QR scanners and other detectors to publish information about the detected location of rolling stock.</text:span></text:p>
      <text:h text:style-name="Heading_20_2" text:outline-level="2"><text:bookmark-start text:name="__RefHeading___Toc352_3301739189"/>Served Use Cases<text:bookmark-end text:name="__RefHeading___Toc352_3301739189"/></text:h>
      <text:list xml:id="list180535844478803" text:continue-numbering="true" text:style-name="L1">
        <text:list-item>
          <text:p text:style-name="P26">A signal needs to determine occupancy <text:span text:style-name="T35">in the block </text:span><text:change text:change-id="ct105553167960176"/><text:change-start text:change-id="ct105553167941872"/><text:span text:style-name="T42">it protects</text:span><text:change-end text:change-id="ct105553167941872"/>. It is not concerned with identity, but it does need to know location and entry/exit.</text:p>
        </text:list-item>
        <text:list-item>
          <text:p text:style-name="P25">A train enters a current-detected block. <text:s/>A detector recognizes this, successfully queries the decoder for its address, and reports that information on the OpenLCB bus. That information results in a signal sending a speed command such as Slow or Stop to that particular detector.<text:change-start text:change-id="ct105553168110032"/></text:p>
        </text:list-item>
        <text:list-item>
          <text:p text:style-name="P27">A train enters a current detected block. A detector recognizes this, and attempts unsuccessfully to query the decoder for its address. <text:s/>The detector emits a report without decoder address information.</text:p>
        </text:list-item>
        <text:list-item>
          <text:p text:style-name="P27">A train exits a current-detected block. A detector recognizes this, and reports that interaction on the OpenLCB bus.<text:change-end text:change-id="ct105553168110032"/></text:p>
        </text:list-item>
        <text:list-item>
          <text:p text:style-name="P25">A train crosses an RFID reader which determines the train’s DCC address and reports that address on the OpenLCB bus. <text:change text:change-id="ct105553168112672"/></text:p>
        </text:list-item>
        <text:list-item>
          <text:p text:style-name="P25">A train-announcement unit needs to determine the identity and location of approaching trains so it can announce their arrival. </text:p>
        </text:list-item>
        <text:list-item>
          <text:p text:style-name="P25">A train display needs to gather all train locations <text:span text:style-name="T32">for display to the users</text:span>.</text:p>
        </text:list-item>
        <text:list-item>
          <text:p text:style-name="P25">A train<text:change text:change-id="ct105553168113632"/><text:change-start text:change-id="ct105553168113872"/> <text:change-end text:change-id="ct105553168113872"/>display needs to gather the location and identity of all trains <text:span text:style-name="T34">within a specified area.</text:span> </text:p>
        </text:list-item>
        <text:list-item>
          <text:p text:style-name="P25">A<text:span text:style-name="T33">n </text:span><text:span text:style-name="T36">application </text:span>needs to gather the location and identity of all trains. </text:p>
        </text:list-item>
        <text:list-item>
          <text:p text:style-name="P28">A node powers up and emits a query which generates messages carrying all available location information.</text:p>
        </text:list-item>
        <text:list-item>
          <text:p text:style-name="P29"><text:soft-page-break/>An RFID reader reads a tag and uses this protocol to distribute the raw tag contents. <text:s/>A separate database node receives this content, does an internal lookup to locate the rolling stock<text:span text:style-name="T8">’</text:span>s Unique ID, and then uses this protocol to distribute a <text:span text:style-name="T41">human-readable </text:span>version of the original distribution that also carries the <text:span text:style-name="T41">rolling stock</text:span><text:span text:style-name="T16">’s </text:span>Unique ID.</text:p>
        </text:list-item>
        <text:list-item>
          <text:p text:style-name="P30">A detector observes that a piece of rolling stock has been added to the layout. <text:s/>It reports this. A throttle or command station provides that rolling stock in it<text:span text:style-name="T8">s roster display.</text:span></text:p>
        </text:list-item>
        <text:list-item>
          <text:p text:style-name="P31">A detector observes that a piece of rolling stock has been removed from the layout. A throttle or command station removes that rolling stock from its roster display.</text:p>
        </text:list-item>
        <text:list-item>
          <text:p text:style-name="P29"><text:span text:style-name="T39">T</text:span><text:span text:style-name="T14">h</text:span><text:span text:style-name="T39">e user</text:span> <text:span text:style-name="T39">has</text:span> a throttle, which has a train on it. There is a location report coming in for that train. <text:span text:style-name="T39">T</text:span><text:span text:style-name="T14">h</text:span><text:span text:style-name="T39">e user</text:span> would like to display on the throttle the name of the location where that train was seen. (This has to be a user-visible name, so coming out of some configuration.) <text:s/><text:span text:style-name="T39">This raises </text:span>two indirection <text:span text:style-name="T40">issues</text:span> that need to be solvable:</text:p>
          <text:list>
            <text:list-item>
              <text:p text:style-name="P29"><text:span text:style-name="T39">I</text:span>ndirection of the <text:span text:style-name="T39">OpenLCB</text:span> train and the detector address. Say this is a DCC train from a command station, then there is a known DCC address, which is recognized by <text:span text:style-name="T39">R</text:span>ail<text:span text:style-name="T39">C</text:span>om detectors, and reported. <text:span text:style-name="T39">The harder case of OpenLCB trains needs to be handled too.</text:span></text:p>
            </text:list-item>
            <text:list-item>
              <text:p text:style-name="P29"><text:span text:style-name="T40">I</text:span>ndirection from the detector address to a user-visible (configured) block name. </text:p>
            </text:list-item>
          </text:list>
        </text:list-item>
        <text:list-item>
          <text:p text:style-name="P29"><text:span text:style-name="T40">C</text:span>ab signaling: display on the throttle what the next signal aspect is <text:span text:style-name="T40">for </text:span><text:span text:style-name="T15">the</text:span><text:span text:style-name="T40"> selected train. This raises indirection issues:</text:span></text:p>
          <text:list>
            <text:list-item>
              <text:p text:style-name="P29"><text:span text:style-name="T40">Going</text:span> from train to block as above</text:p>
            </text:list-item>
            <text:list-item>
              <text:p text:style-name="P29"><text:span text:style-name="T40">Going</text:span> from physical orientation plus reverser setting on the logical locomotive to an absolute direction inside the block</text:p>
            </text:list-item>
            <text:list-item>
              <text:p text:style-name="P29"><text:span text:style-name="T40">Going from</text:span> block + absolute direction to a next signal (which is a multi-state state machine)</text:p>
            </text:list-item>
            <text:list-item>
              <text:p text:style-name="P29"><text:span text:style-name="T40">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8">(To be determined as <text:span text:style-name="T8">the</text:span> proposal is developed)</text:p>
      <text:h text:style-name="Heading_20_2" text:outline-level="2"><text:bookmark-start text:name="__RefHeading___Toc356_3301739189"/>Requirements<text:bookmark-end text:name="__RefHeading___Toc356_3301739189"/></text:h>
      <text:list text:style-name="L2">
        <text:list-item>
          <text:p text:style-name="P36">The protocol should cover multiple hardware types, including RFID and QR scanners, RailCom and other DCC detectors, and follow-on hardware that can detect and identify rolling stock at a point, on a track section, or in an area.</text:p>
        </text:list-item>
        <text:list-item>
          <text:p text:style-name="P37">To <text:span text:style-name="T8">the extent possible, the protocol should identify standard forms for common information. <text:s/></text:span></text:p>
          <text:list>
            <text:list-item>
              <text:p text:style-name="P37"><text:span text:style-name="T17">T</text:span><text:span text:style-name="T8">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32">The Unique ID of the scanner should be in a common location in the protocol’s message(s) so that it can be extracted regardless of the form of the sensor that generated it.</text:p>
            </text:list-item>
          </text:list>
        </text:list-item>
        <text:list-item>
          <text:p text:style-name="P33"><text:soft-page-break/>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34">The identification of the scanning hardware should be guaranteed unique. <text:s/>This lets hardware be added to a layout without having to resolve conflicts.</text:p>
        </text:list-item>
        <text:list-item>
          <text:p text:style-name="P34">The messages should not rely on the transmitting-node-address field of the message for decoding. <text:s/>I.e. <text:span text:style-name="T26">the protocol doesn</text:span><text:span text:style-name="T10">’t say </text:span>“You identify who made the scan by looking at who sent the message”. <text:s/>This allows messages to be created by e.g. a debugging node during development.</text:p>
        </text:list-item>
        <text:list-item>
          <text:p text:style-name="P34">It should be possible to look at the message(s) carrying a specific scan and know that they contain a scan without additional information. <text:s/>I.e. you don’t have to configure a <text:span text:style-name="T26">layout </text:span>monitor with all possible scanner IDs before it can start processing or displaying scanning results.</text:p>
        </text:list-item>
        <text:list-item>
          <text:p text:style-name="P34">The identification of which scanner is reporting should be early in the message(s). <text:s/>This allows nodes to drop the receipt of the message(s) early, without having to buffer them completely. <text:span text:style-name="T28">(Note that the relative priority of this requirement and the one below has not yet been determined)</text:span> </text:p>
        </text:list-item>
        <text:list-item>
          <text:p text:style-name="P35">The identification of <text:span text:style-name="T29">the detected rolling stock</text:span> should be early in the message(s). <text:s/>This allows nodes to drop the receipt of the message(s) early, without having to buffer them completely. <text:span text:style-name="T28">(Note that the relative priority of this requirement and the one above has not yet been determined)</text:span> </text:p>
        </text:list-item>
        <text:list-item>
          <text:p text:style-name="P34">There should be a standard way to find the UniqueID of the scanned piece of rolling stock, when the scanner can provide one. <text:s/>For some scanners, e.g some types of RFID scanner, the scanner might not be able to map the scanned value to a specific piece of rolling stock, in which case this information field would be blank. <text:s/></text:p>
        </text:list-item>
        <text:list-item>
          <text:p text:style-name="P34">Note that <text:span text:style-name="T11">the</text:span><text:span text:style-name="T27"> item directly above </text:span>is referring to a Unique ID (node ID), not a DCC address. Someday, there will be LCC-native trains and this protocol should be ready for them. <text:s/>The alternative is inevitably a messy migration at some point in the future.</text:p>
        </text:list-item>
        <text:list-item>
          <text:p text:style-name="P38">Ideally, the messages for this protocol could be a super-set of those from the DCC Detection Protocol. <text:span text:style-name="T41">(This does not seem possible now, but at an early stage of requirement generation one can dream...)</text:span></text:p>
        </text:list-item>
        <text:list-item>
          <text:p text:style-name="P38"><text:span text:style-name="T37">Ideally, information about </text:span>short circuit and current overload <text:span text:style-name="T37">status could be conveyed by this protocol</text:span>. These are often generated by the same device as the transponder messages <text:span text:style-name="T37">e.g. LocoNet devices</text:span>. <text:span text:style-name="T38">These are providing location-specific information. </text:span>It would be good to have some commonality between all location based messages. <text:span text:style-name="T38">Another example would be current or voltage measurements at a point. <text:s/></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h text:style-name="Heading_20_2" text:outline-level="2"><text:bookmark-start text:name="__RefHeading___Toc360_3301739189"/><text:soft-page-break/>Introduction<text:bookmark-end text:name="__RefHeading___Toc360_3301739189"/></text:h>
      <text:p text:style-name="Standard">Note that this section of the Standard is informative, not normative.<text:change-start text:change-id="ct105553168144240"/></text:p>
      <text:p text:style-name="P54">A <text:span text:style-name="T8">“scanner’ is a device that can gather information from the railroad, typically when something happens. RFI</text:span><text:change-end text:change-id="ct105553168144240"/><text:change-start text:change-id="ct105553168652384"/><text:span text:style-name="T8">D readers, QR code readers, point optical detectors and track current detectors are all examples of scanners.</text:span></text:p>
      <text:p text:style-name="P55"><text:change-end text:change-id="ct105553168652384"/><text:change-start text:change-id="ct105553168582768"/><text:span text:style-name="T8">A scanner forwards one instance of the gathered information as a “report”. <text:s/></text:span><text:change-end text:change-id="ct105553168582768"/></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change-start text:change-id="ct105553168598432"/></text:p>
      <text:p text:style-name="P55">This protocol is intended to provide a standardized way for scanners to distribute report information across the OpenLCB network. <text:change-end text:change-id="ct105553168598432"/></text:p>
      <text:h text:style-name="Heading_20_2" text:outline-level="2"><text:bookmark-start text:name="__RefHeading___Toc364_3301739189"/>Reference and Context<text:bookmark-end text:name="__RefHeading___Toc364_3301739189"/></text:h>
      <text:p text:style-name="P12">See also the DCC Detection working note for a simpler form specific to DCC.</text:p>
      <text:p text:style-name="P11"><text:span text:style-name="T24">T</text:span><text:span text:style-name="T9">h</text:span><text:span text:style-name="T24">is </text:span><text:span text:style-name="T25">working note </text:span><text:span text:style-name="T24">assumes adoption of the Event With Payload working note as a Standard.</text:span></text:p>
      <text:h text:style-name="Heading_20_2" text:outline-level="2"><text:bookmark-start text:name="__RefHeading___Toc366_3301739189"/>Message Formats<text:bookmark-end text:name="__RefHeading___Toc366_3301739189"/><text:change-start text:change-id="ct105553167998464"/></text:h>
      <text:p text:style-name="Standard">The proposal is to carry these within <text:span text:style-name="T51">a Producer Consumer Event Report as an </text:span>event with payload defined by (note bytes 0-7 are the Event ID of the message, 8-264 are the payload <text:span text:style-name="T52">of the message</text:span>)</text:p>
      <text:list text:style-name="L4">
        <text:list-item>
          <text:p text:style-name="P42">Bytes 0-1: A defined prefix from the well-defined space - to be assigned. This will enable nodes not interested in this protocol to discard the event with payload transmission immediately.</text:p>
        </text:list-item>
        <text:list-item>
          <text:p text:style-name="P42">Bytes 2-7: A Unique ID that specifies the device that read the information e.g. a scanner. This will be in the 1st message (1st CAN frame), allowing early rejection of uninteresting scanner sources.</text:p>
        </text:list-item>
        <text:list-item>
          <text:p text:style-name="P42">Bytes 8-9: <text:span text:style-name="T45">F</text:span>lag bits, <text:span text:style-name="T46">set below</text:span></text:p>
        </text:list-item>
        <text:list-item>
          <text:p text:style-name="P42">Bytes 10-15: A Unique ID that specifies the item being scanned, e.g. a train node ID, or zeros if that is not available. This will fit in the 2nd message, allowing early rejection of uninteresting items when available.</text:p>
        </text:list-item>
        <text:list-item>
          <text:p text:style-name="P43">Bytes 16-NN: Any read (scanned) content that's available.</text:p>
        </text:list-item>
      </text:list>
      <text:p text:style-name="P47">Note that the proposed 256 byte payload size allows 248 bytes here.<text:change-end text:change-id="ct105553167998464"/><text:change-start text:change-id="ct105553168519392"/></text:p>
      <text:p text:style-name="P49">Flag bits</text:p>
      <text:p text:style-name="P49">0-1 – direction of relative motion information – <text:span text:style-name="T53">defined with respect to the front of the locomotive or piece of rolling stock</text:span></text:p>
      <text:p text:style-name="P49"><text:tab/>0b00 <text:span text:style-name="T55">stopped</text:span></text:p>
      <text:p text:style-name="P49"><text:tab/>0b01 forward</text:p>
      <text:p text:style-name="P49"><text:soft-page-break/><text:tab/>0b<text:change-end text:change-id="ct105553168519392"/><text:change-start text:change-id="ct105553168577424"/>10 reverse</text:p>
      <text:p text:style-name="P49"><text:tab/>0b11 <text:span text:style-name="T55">unknown</text:span></text:p>
      <text:p text:style-name="P49">2-3 – direction of absolute motion information – the meanings of these are defined during set up of the detector</text:p>
      <text:p text:style-name="P49"><text:tab/><text:change-end text:change-id="ct105553168577424"/><text:change-start text:change-id="ct105553168517472"/>0b00 <text:span text:style-name="T55">stopped</text:span></text:p>
      <text:p text:style-name="P49"><text:tab/>0b01 east/north</text:p>
      <text:p text:style-name="P49"><text:tab/>0b10 west/south</text:p>
      <text:p text:style-name="P49"><text:tab/>0b11 <text:span text:style-name="T55">unknown</text:span></text:p>
      <text:p text:style-name="P49"><text:change-end text:change-id="ct105553168517472"/><text:change-start text:change-id="ct105553168600592"/></text:p>
      <text:p text:style-name="P49"><text:change-end text:change-id="ct105553168600592"/><text:change-start text:change-id="ct105553168142080"/>4-7 reserved: Send as zero and ignore on receipt</text:p>
      <text:p text:style-name="P49">8-10 reserved: Send as zero and ignore on receipt</text:p>
      <text:p text:style-name="P49">11-15 – information <text:span text:style-name="T47">format</text:span> – see below<text:change-end text:change-id="ct105553168142080"/><text:change-start text:change-id="ct105553168142560"/></text:p>
      <text:p text:style-name="P49"/>
      <text:p text:style-name="P50">T<text:span text:style-name="T8">h</text:span>e information <text:span text:style-name="T48">format</text:span> field is used to indicate the format of bytes 16-NN</text:p>
      <text:p text:style-name="P51"><text:span text:style-name="T54">0x00 reserved, do not send; it is an error to receive this</text:span></text:p>
      <text:p text:style-name="P51"><text:span text:style-name="T54">0x01 occupancy/location information only, no additional payload</text:span></text:p>
      <text:p text:style-name="P59">0x02 human-readable format – not intended for machine parsing</text:p>
      <text:p text:style-name="P51"><text:span text:style-name="T54">0x0</text:span><text:span text:style-name="T57">3</text:span><text:span text:style-name="T54"> JSON formatted data (where the specific JSON content </text:span><text:span text:style-name="T18">is defined how? </text:span><text:span text:style-name="T19">“Self-defining” is not great in a standard</text:span><text:span text:style-name="T18">)</text:span></text:p>
      <text:p text:style-name="P56"><text:span text:style-name="T18">0</text:span><text:span text:style-name="T8">x0</text:span><text:span text:style-name="T21">4 - 0x07</text:span><text:span text:style-name="T8"> raw content of a read RFID tag, QR code, etc. <text:s/>(Do we need to have subtypes here for the type of tag, i.e. <text:s/></text:span><text:span text:style-name="T20">ISO14443 </text:span><text:span text:style-name="T8">vs <text:s/></text:span><text:span text:style-name="T20">ISO15693.</text:span></text:p>
      <text:p text:style-name="P52">(M<text:span text:style-name="T49">uch m</text:span>ore work needed here)<text:change-end text:change-id="ct105553168142560"/><text:change-start text:change-id="ct105553168517712"/></text:p>
      <text:p text:style-name="P52"><text:change-end text:change-id="ct105553168517712"/></text:p>
      <text:h text:style-name="Heading_20_2" text:outline-level="2"><text:bookmark-start text:name="__RefHeading___Toc368_3301739189"/>States<text:bookmark-end text:name="__RefHeading___Toc368_3301739189"/><text:change-start text:change-id="ct105553168650464"/></text:h>
      <text:p text:style-name="P44">This protocol has no states<text:change-end text:change-id="ct105553168650464"/></text:p>
      <text:h text:style-name="Heading_20_2" text:outline-level="2"><text:bookmark-start text:name="__RefHeading___Toc370_3301739189"/>Interactions<text:bookmark-end text:name="__RefHeading___Toc370_3301739189"/><text:change-start text:change-id="ct105553168644880"/></text:h>
      <text:p text:style-name="P58"><text:change-end text:change-id="ct105553168644880"/><text:change-start text:change-id="ct105553168447312"/>When a scanner gathers new information, it may emit a <text:span text:style-name="T56">PCER </text:span>message with the above format. <text:s/><text:span text:style-name="T56">PCER messages are global, so all interested nodes will receive this message. </text:span><text:change-end text:change-id="ct105553168447312"/><text:change-start text:change-id="ct105553168142320"/><text:span text:style-name="T56">The interested nodes can then process them as desired.</text:span><text:change-end text:change-id="ct105553168142320"/><text:change-start text:change-id="ct105553168684912"/></text:p>
      <text:h text:style-name="Heading_20_3" text:outline-level="3"><text:bookmark-start text:name="__RefHeading___Toc1254_1180730750"/><text:change-start text:change-id="ct105553168660784"/><text:soft-page-break/>Identification of scanners<text:bookmark-end text:name="__RefHeading___Toc1254_1180730750"/><text:change-end text:change-id="ct105553168660784"/></text:h>
      <text:p text:style-name="P46"><text:span text:style-name="T43">Every node that produces information via this protocol also </text:span><text:change-end text:change-id="ct105553168684912"/><text:change-start text:change-id="ct105553168592608"/><text:span text:style-name="T58">consumes</text:span><text:change-end text:change-id="ct105553168592608"/><text:change-start text:change-id="ct105553168581808"/><text:span text:style-name="T43"> a specific well-known Event ID consisting of the well-known prefix assigned above followed by six 0x00 bytes. Sending this Event ID in an Identify Producer message will result in Producer Identified messages that indicate which nodes can take part in this protocol.</text:span></text:p>
      <text:p text:style-name="P45">This removes the need to include it in the Protocol Identification Protocol bits, although that can also be considered for ease of access.</text:p>
      <text:p text:style-name="P45">Once the nodes that use this protocol have been identified, an Identify Events directed to each of them will return Producer identified messages indicating the Unique IDs of all the scanners.</text:p>
      <text:p text:style-name="P45">The six bytes of 0x00 was chosen because that is not a valid <text:span text:style-name="T49">unique</text:span> ID for a reader.</text:p>
      <text:h text:style-name="P23" text:outline-level="3"><text:bookmark-start text:name="__RefHeading___Toc1256_1180730750"/>Ide<text:change-end text:change-id="ct105553168581808"/><text:change-start text:change-id="ct105553168650704"/>ntification of scanned objects<text:bookmark-end text:name="__RefHeading___Toc1256_1180730750"/></text:h>
      <text:p text:style-name="P53">T<text:span text:style-name="T8">h</text:span>ere is currently no way to <text:span text:style-name="T50">efficiently </text:span>request the unique IDs of all scann<text:span text:style-name="T63">able</text:span> objects. <text:span text:style-name="T62">You can retrieve all presently-visible objects by retrieving the most recent scan reports, see section below.</text:span></text:p>
      <text:h text:style-name="P23" text:outline-level="3"><text:bookmark-start text:name="__RefHeading___Toc1258_1180730750"/>Retrieving most recent scan reports<text:bookmark-end text:name="__RefHeading___Toc1258_1180730750"/></text:h>
      <text:p text:style-name="P53">When a new node joins the network, it may want to catch up on previous scan reports. <text:span text:style-name="T22">I</text:span><text:span text:style-name="T59">n that case, it can produce (in a PCER message) the well-known ID of the well-know prefix followed by size 0x00 bytes. <text:s/>This is consumed by all nodes that implement this protocol. <text:s/>When consumed, </text:span><text:span text:style-name="T22">the</text:span><text:span text:style-name="T59"> node will re-emit the most recent report from each of its scanner implementati</text:span></text:p>
      <text:p text:style-name="P60">How to handle multiple overlapping reports from the same scanner? <text:s/>Just send them all? In what order? <text:span text:style-name="T63">Option for the implementor?</text:span><text:change-start text:change-id="ct105553168597952"/></text:p>
      <text:h text:style-name="Heading_20_3" text:outline-level="3"><text:bookmark-start text:name="__RefHeading___Toc1260_1180730750"/><text:change-end text:change-id="ct105553168650704"/>Traffic limit<text:span text:style-name="T64">ing</text:span><text:bookmark-end text:name="__RefHeading___Toc1260_1180730750"/></text:h>
      <text:p text:style-name="P44">Producing nodes may not produce the same event with payload content twice in a row</text:p>
      <text:p text:style-name="P45">This is a compromise. <text:s/>It reduces the amount of state that a producing node needs to retain down to one message regardless of the number of attached readers, while at the same time trying to reduce the bandwidth consumed by repeating detection messages.</text:p>
      <text:p text:style-name="P45">Another approach would be to say that a node may not produce the same content twice in a row from each <text:change text:change-id="ct105553168682992"/><text:change-start text:change-id="ct105553168684192"/><text:span text:style-name="T60">s</text:span><text:change-end text:change-id="ct105553168684192"/><text:span text:style-name="T60">canner</text:span> that it supports. <text:s/>This will prevent "<text:change-end text:change-id="ct105553168597952"/><text:change-start text:change-id="ct105553168472400"/><text:span text:style-name="T60">scanner</text:span><text:change-end text:change-id="ct105553168472400"/><text:change-start text:change-id="ct105553168480800"/> A, <text:span text:style-name="T60">scanner</text:span> B, <text:span text:style-name="T60">scanner</text:span> A, <text:span text:style-name="T60">scanner</text:span> B" bursts of messages. The cost is some additional buffering.</text:p>
      <text:p text:style-name="P45">Another approach would be to say that a node may not produce the same content more than N times a second. This may require buffering of O(10kB/N) bytes, although there may be hardware or software structure<text:span text:style-name="T61">s that require less than this</text:span>.</text:p>
      <text:p text:style-name="P44">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44">Note that a single node implementing multiple readers will send event with payload messages from those separate readers with different Unique reader IDs, but must not interleave the messages making up the payload of those separate PCER messages. <text:s/>The event with payload protocol requires that the sending <text:span text:style-name="T44">node</text:span> only sends one sequence at a time. This may require internal buffering for the messages from each reader until they can be sent.<text:change-end text:change-id="ct105553168480800"/><text:change-start text:change-id="ct105553168141360"/></text:p>
      <text:h text:style-name="P24" text:outline-level="3"><text:soft-page-break/>Motivate <text:span text:style-name="T23">the</text:span> use of high-bytes in the Event ID to identify this protocol</text:h>
      <text:p text:style-name="P44">Use of high bytes in Event ID to identify this <text:span text:style-name="T8">protocol…</text:span><text:change-end text:change-id="ct105553168141360"/></text:p>
      <text:h text:style-name="Heading_20_1" text:outline-level="1"><text:bookmark-start text:name="__RefHeading___Toc372_3301739189"/>Background Information<text:bookmark-end text:name="__RefHeading___Toc372_3301739189"/></text:h>
      <text:p text:style-name="P9"><text:span text:style-name="T29">R</text:span>FID readers <text:span text:style-name="T8">and</text:span> tags come in multiple forms. With 13.56MHz RFID, be it ISO14443 (as used in the RC522 readers), or ISO15693 as used in StaRFIshrail, the following points apply:</text:p>
      <text:list text:style-name="L3">
        <text:list-item>
          <text:p text:style-name="P39">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40">In addition, there at least another 96 bytes of user programmable EPROM, but these need to be read when the tag is essentially static over a reader, due to the time taken to read all the bytes.</text:p>
        </text:list-item>
      </text:list>
      <text:p text:style-name="P14"><text:span text:style-name="T31">The tags used by the MERG CAN RFID readers provide five bytes of programmable payload. Multiple conventions have been proposed for </text:span><text:span text:style-name="T30">the contents of those bytes.</text:span></text:p>
      <text:p text:style-name="P17">QR codes come in multiple forms. <text:s/>Depending on version, size and error correction level, they can contain thousands of characters. </text:p>
      <text:p text:style-name="P13">Some detectors can report the direction of <text:span text:style-name="T8">the</text:span> detected train. For some, this is whether the train is moving in forward or reverse. <text:s/>For others, it<text:span text:style-name="T8">’s whether the train is moving in one direction on the track vs the other (North vs South, East vs West). </text:span><text:span text:style-name="T12">ProTrak Grapevine systems can report moving North/East, not moving, and moving South/West.</text:span></text:p>
      <text:p text:style-name="P15"><text:span text:style-name="T12">R</text:span><text:span text:style-name="T8">PS detector</text:span><text:change-start text:change-id="ct105553168499168"/><text:span text:style-name="T19">s</text:span><text:change-end text:change-id="ct105553168499168"/><text:change text:change-id="ct105553168640560"/><text:span text:style-name="T8"> report</text:span><text:change-start text:change-id="ct105553168597712"/><text:span text:style-name="T19">ed</text:span><text:change-end text:change-id="ct105553168597712"/><text:span text:style-name="T8"> </text:span><text:span text:style-name="T13">absolute </text:span><text:span text:style-name="T8">X, Y and Z coordinates of the detected rolling stock. <text:s/></text:span><text:span text:style-name="T13">The report </text:span><text:change-start text:change-id="ct105553168599392"/><text:span text:style-name="T19">was</text:span><text:change-end text:change-id="ct105553168599392"/><text:change text:change-id="ct105553168528512"/><text:span text:style-name="T13"> emitted at specified intervals. <text:s/></text:span><text:span text:style-name="T8">Although these are no longer being produced, something similar may emerge in the future </text:span><text:span text:style-name="T13">with developments in e.g. video monitoring of a layout.</text:span></text:p>
      <text:p text:style-name="P16"><text:span text:style-name="T13">T</text:span><text:span text:style-name="T8">raditional block detectors and point detectors are an interesting special case. They’re simple, low-cost and common on layouts. They can’t sense any address information from the detected rolling stock. The protocol should be able to convey their information too. </text:span></text:p>
      <text:p text:style-name="P13"/>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text:s/>Introduction<text:tab/>1</text:p>
          <text:p text:style-name="P20"><text:s/>1.1 <text:s/>Served Use Cases<text:tab/>1</text:p>
          <text:p text:style-name="P20"><text:s/>1.2 <text:s/>Unserved Use Cases<text:tab/>2</text:p>
          <text:p text:style-name="P20"><text:s/>1.3 <text:s/>Requirements<text:tab/>2</text:p>
          <text:p text:style-name="P19"><text:s/>2 <text:s/>Specified Sections<text:tab/>3</text:p>
          <text:p text:style-name="P20"><text:s/>2.1 <text:s/>Introduction<text:tab/>4</text:p>
          <text:p text:style-name="P20"><text:s/>2.2 <text:s/>Intended Use<text:tab/>4</text:p>
          <text:p text:style-name="P20"><text:s/>2.3 <text:s/>Reference and Context<text:tab/>4</text:p>
          <text:p text:style-name="P20"><text:s/>2.4 <text:s/>Message Formats<text:tab/>4</text:p>
          <text:p text:style-name="P20"><text:s/>2.5 <text:s/>States<text:tab/>5</text:p>
          <text:p text:style-name="P20"><text:s/>2.6 <text:s/>Interactions<text:tab/>5</text:p>
          <text:p text:style-name="P21"><text:s/>2.6.1 <text:s/>Identification of scanners<text:tab/>6</text:p>
          <text:p text:style-name="P21"><text:s/>2.6.2 <text:s/>Identification of scanned objects<text:tab/>6</text:p>
          <text:p text:style-name="P21"><text:s/>2.6.3 <text:s/>Retrieving most recent scan reports<text:tab/>6</text:p>
          <text:p text:style-name="P21"><text:s/>2.6.4 <text:s/>Traffic limits<text:tab/>6</text:p>
          <text:p text:style-name="P19"><text:s/>3 <text:s/>Background Information<text:tab/>7</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8</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7"><text:date style:data-style-name="N40" text:date-value="2023-10-18T18:05:34.408712200">Oct 18,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18T18:05:34.411293407">Oct 18,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7"><text:date style:data-style-name="N40" text:date-value="2023-10-18T18:05:34.412055951">Oct 18,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9</meta:editing-cycles>
    <meta:editing-duration>PT14H36M16S</meta:editing-duration>
    <meta:generator>LibreOffice/7.4.6.2$MacOSX_X86_64 LibreOffice_project/5b1f5509c2decdade7fda905e3e1429a67acd63d</meta:generator>
    <dc:date>2023-10-18T18:05:34.122040526</dc:date>
    <dc:creator>Bob Jacobsen</dc:creator>
    <meta:document-statistic meta:table-count="1" meta:image-count="1" meta:object-count="0" meta:page-count="8" meta:paragraph-count="139" meta:word-count="2833" meta:character-count="16888" meta:non-whitespace-character-count="14120"/>
    <meta:user-defined meta:name="Info 1"/>
    <meta:user-defined meta:name="Info 2"/>
    <meta:user-defined meta:name="Info 3"/>
    <meta:user-defined meta:name="Info 4"/>
  </office:meta>
</office:document-meta>
</file>